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547cm"/>
    </style:style>
    <style:style style:name="co4" style:family="table-column">
      <style:table-column-properties fo:break-before="auto" style:column-width="8.645cm"/>
    </style:style>
    <style:style style:name="co5" style:family="table-column">
      <style:table-column-properties fo:break-before="auto" style:column-width="0.609cm"/>
    </style:style>
    <style:style style:name="co6" style:family="table-column">
      <style:table-column-properties fo:break-before="auto" style:column-width="0.938cm"/>
    </style:style>
    <style:style style:name="co7" style:family="table-column">
      <style:table-column-properties fo:break-before="auto" style:column-width="7.13cm"/>
    </style:style>
    <style:style style:name="co8" style:family="table-column">
      <style:table-column-properties fo:break-before="auto" style:column-width="0.563cm"/>
    </style:style>
    <style:style style:name="co11" style:family="table-column">
      <style:table-column-properties fo:break-before="auto" style:column-width="0.721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Default" style:data-style-name="N0"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4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9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1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0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7" style:family="table-cell" style:parent-style-name="Default">
      <style:table-cell-properties fo:wrap-option="wrap" fo:border="0.06pt solid #000000" style:vertical-align="top"/>
    </style:style>
    <style:style style:name="ce18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transparent" fo:wrap-option="wrap" style:vertical-align="top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wrap-option="wrap" style:vertical-align="top"/>
      <style:text-properties fo:font-size="11pt" style:font-size-asian="11pt" style:font-size-complex="11pt"/>
    </style:style>
    <style:style style:name="ce25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0.06pt solid #000000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5" table:default-cell-style-name="ce19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11" table:default-cell-style-name="ce5"/>
        <table:table-column table:style-name="co9" table:number-columns-repeated="1014" table:default-cell-style-name="ce5"/>
        <table:table-column table:style-name="co9" table:default-cell-style-name="Default"/>
        <table:table-row table:style-name="ro2">
          <table:table-cell/>
          <table:table-cell table:style-name="ce4" office:value-type="string" calcext:value-type="string">
            <text:p>Состав полного набора для сборки принтера SibRap версии 1.4</text:p>
          </table:table-cell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6" office:value-type="string" calcext:value-type="string">
            <text:p>Блок электроники RAMPS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Плата Arduino MEGA 2560 R3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4" calcext:value-type="float">
            <text:p>34</text:p>
          </table:table-cell>
          <table:table-cell table:style-name="ce2"/>
          <table:table-cell table:number-columns-repeated="101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Набор шаговых двигателей NEMA17</text:p>
          </table:table-cell>
          <table:table-cell table:style-name="ce15" office:value-type="float" office:value="5" calcext:value-type="float">
            <text:p>5</text:p>
          </table:table-cell>
          <table:table-cell table:style-name="ce20"/>
          <table:table-cell table:style-name="ce24"/>
          <table:table-cell table:style-name="ce7" office:value-type="string" calcext:value-type="string">
            <text:p>Плата RAMPS 1.4 (с клеммами питания и штекером вентилятора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Направляющие (4х400+2х434 мм)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4"/>
          <table:table-cell table:style-name="ce7" office:value-type="string" calcext:value-type="string">
            <text:p>Драйвера моторов DRV8825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36" calcext:value-type="float">
            <text:p>36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Шпильки (М8(4x324)+М5(2x330), мм)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4"/>
          <table:table-cell table:style-name="ce8" office:value-type="string" calcext:value-type="string">
            <text:p>Стойки для плат 10 мм</text:p>
          </table:table-cell>
          <table:table-cell table:style-name="ce15" office:value-type="float" office:value="7" calcext:value-type="float">
            <text:p>7</text:p>
          </table:table-cell>
          <table:table-cell table:style-name="ce20"/>
          <table:table-cell table:style-name="ce29" office:value-type="float" office:value="37" calcext:value-type="float">
            <text:p>37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Шпильки M8 210, 135, 155 мм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4"/>
          <table:table-cell table:style-name="ce12" office:value-type="string" calcext:value-type="string">
            <text:p>Корпус для блока электроники с отверстиями по месту, разъемом питания, выключателем и вентиляторо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8" calcext:value-type="float">
            <text:p>38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4">
          <table:table-cell table:style-name="ce3"/>
          <table:table-cell table:style-name="ce9" office:value-type="string" calcext:value-type="string">
            <text:p>Нагревательный элемент с керамическим нагревателем</text:p>
          </table:table-cell>
          <table:table-cell table:style-name="ce15"/>
          <table:table-cell table:style-name="ce20"/>
          <table:table-cell table:style-name="ce23" office:value-type="string" calcext:value-type="string">
            <text:p>'==&gt;</text:p>
          </table:table-cell>
          <table:table-cell table:style-name="ce7" office:value-type="string" calcext:value-type="string">
            <text:p>Нагревательный элемент (под керамику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9" calcext:value-type="float">
            <text:p>39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Плита стол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Тонкая шайба из фторопласт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0" calcext:value-type="float">
            <text:p>40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Дощечка под стол, алюмини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Керамический нагреватель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1" calcext:value-type="float">
            <text:p>41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Нагревательный стол (РЭН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Датчик сопла до 300 С (термистор NTC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2" calcext:value-type="float">
            <text:p>42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Ремень GT2 180 с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Провод от сопла до разъема с разъемом Molex штекер 4x1 (берем из комп. БП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3" calcext:value-type="float">
            <text:p>43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Шкивы для ремней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8" office:value-type="string" calcext:value-type="string">
            <text:p>Наконечник диаметр 2,2 м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9" office:value-type="float" office:value="44" calcext:value-type="float">
            <text:p>44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Сопло для 3d-принтера 0.5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Крепежный упорный винт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5" calcext:value-type="float">
            <text:p>45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Детали из АБС-пластик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Головка экструдера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9" office:value-type="float" office:value="46" calcext:value-type="float">
            <text:p>46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Подшипники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24"/>
          <table:table-cell table:style-name="ce7" office:value-type="string" calcext:value-type="string">
            <text:p>Ремень стола</text:p>
          </table:table-cell>
          <table:table-cell table:style-name="ce15" office:value-type="float" office:value="9" calcext:value-type="float">
            <text:p>9</text:p>
          </table:table-cell>
          <table:table-cell table:style-name="ce20"/>
          <table:table-cell table:style-name="ce29" office:value-type="float" office:value="47" calcext:value-type="float">
            <text:p>47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Алюминиевая ось под подшипник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Натяжитель экструдера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8" calcext:value-type="float">
            <text:p>48</text:p>
          </table:table-cell>
          <table:table-cell table:number-columns-repeated="1015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Алюминиевая скоб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Крепления концевых датчиков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9" office:value-type="float" office:value="49" calcext:value-type="float">
            <text:p>49</text:p>
          </table:table-cell>
          <table:table-cell table:number-columns-repeated="1015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Алюминиевый радиатор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Держатель разъема Molex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50" calcext:value-type="float">
            <text:p>50</text:p>
          </table:table-cell>
          <table:table-cell table:number-columns-repeated="1015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Линейные подшипники LM8UU</text:p>
          </table:table-cell>
          <table:table-cell table:style-name="ce15" office:value-type="float" office:value="12" calcext:value-type="float">
            <text:p>12</text:p>
          </table:table-cell>
          <table:table-cell table:style-name="ce20"/>
          <table:table-cell table:style-name="ce25"/>
          <table:table-cell table:style-name="ce11" office:value-type="string" calcext:value-type="string">
            <text:p>Редуктор большая шестерня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51" calcext:value-type="float">
            <text:p>51</text:p>
          </table:table-cell>
          <table:table-cell table:number-columns-repeated="1015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Болт с канавко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11" office:value-type="string" calcext:value-type="string">
            <text:p>Редуктор малая шестерня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Резиновая трубка, 4 с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11" office:value-type="string" calcext:value-type="string">
            <text:p>Направляющие (детали каретки Х)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3" calcext:value-type="float">
            <text:p>53</text:p>
          </table:table-cell>
          <table:table-cell table:number-columns-repeated="1015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Стекло 210х210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Хомуты М5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4" calcext:value-type="float">
            <text:p>54</text:p>
          </table:table-cell>
          <table:table-cell table:number-columns-repeated="1015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1" office:value-type="string" calcext:value-type="string">
            <text:p>Вентилятор 80х25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Ножки стола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Блок питания 12В 15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11" office:value-type="string" calcext:value-type="string">
            <text:p>Зажимы направляющих Z</text:p>
          </table:table-cell>
          <table:table-cell table:style-name="ce16" office:value-type="float" office:value="6" calcext:value-type="float">
            <text:p>6</text:p>
          </table:table-cell>
          <table:table-cell table:style-name="ce20"/>
          <table:table-cell table:style-name="ce29" office:value-type="float" office:value="56" calcext:value-type="float">
            <text:p>56</text:p>
          </table:table-cell>
          <table:table-cell table:style-name="ce2" table:number-columns-repeated="4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Клеммы для БП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5"/>
          <table:table-cell table:style-name="ce11" office:value-type="string" calcext:value-type="string">
            <text:p>Ушки</text:p>
          </table:table-cell>
          <table:table-cell table:style-name="ce16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7" calcext:value-type="float">
            <text:p>57</text:p>
          </table:table-cell>
          <table:table-cell table:number-columns-repeated="1015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1" office:value-type="string" calcext:value-type="string">
            <text:p>Концевые датчики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 table:style-name="ce26"/>
          <table:table-cell table:style-name="ce8" office:value-type="string" calcext:value-type="string">
            <text:p>Держатель катушки</text:p>
          </table:table-cell>
          <table:table-cell table:style-name="ce17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8" calcext:value-type="float">
            <text:p>58</text:p>
          </table:table-cell>
          <table:table-cell table:number-columns-repeated="1015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1" office:value-type="string" calcext:value-type="string">
            <text:p>Разъем питания сопла Molex + контакты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Крепление вентилятора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style-name="ce29" office:value-type="float" office:value="59" calcext:value-type="float">
            <text:p>59</text:p>
          </table:table-cell>
          <table:table-cell table:number-columns-repeated="1015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1" office:value-type="string" calcext:value-type="string">
            <text:p>Линейка PBS-40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Барашек на экструдер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10" office:value-type="string" calcext:value-type="string">
            <text:p>Оргстекло набор детале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Рама 18 мм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61" calcext:value-type="float">
            <text:p>61</text:p>
          </table:table-cell>
          <table:table-cell table:number-columns-repeated="1015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Гайки М5 ходовые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7" office:value-type="string" calcext:value-type="string">
            <text:p>Мотор Y 8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Клеммы кабеля подключения стола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7" office:value-type="string" calcext:value-type="string">
            <text:p>Каретка X 8 м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9" office:value-type="float" office:value="63" calcext:value-type="float">
            <text:p>63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10" office:value-type="string" calcext:value-type="string">
            <text:p>Детали из фторопласта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Прижимная шайб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Разъем подключения датчика стола + контакты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Термобарьер (на 1.75 мм) с резьбо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5" calcext:value-type="float">
            <text:p>65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Сетевой шнур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28" office:value-type="string" calcext:value-type="string">
            <text:p>Переходник на 1.75 мм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6" calcext:value-type="float">
            <text:p>66</text:p>
          </table:table-cell>
          <table:table-cell table:style-name="Default" table:number-columns-repeated="3"/>
          <table:table-cell table:number-columns-repeated="1012"/>
        </table:table-row>
        <table:table-row table:style-name="ro7">
          <table:table-cell table:style-name="ce3"/>
          <table:table-cell table:style-name="ce10" office:value-type="string" calcext:value-type="string">
            <text:p>Крепеж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6" office:value-type="string" calcext:value-type="string">
            <text:p>http://github.com/andrewanswer/sibrap/blob/master/sibrap/v1_4/sibrap-kit-metiz-v1-4.ods?raw=true</text:p>
          </table:table-cell>
          <table:table-cell table:style-name="ce26" table:number-columns-repeated="2"/>
          <table:table-cell table:style-name="ce31" office:value-type="float" office:value="67" calcext:value-type="float">
            <text:p>67</text:p>
          </table:table-cell>
          <table:table-cell table:number-columns-repeated="1015"/>
        </table:table-row>
        <table:table-row table:style-name="ro7">
          <table:table-cell table:style-name="ce3"/>
          <table:table-cell table:style-name="ce10" office:value-type="string" calcext:value-type="string">
            <text:p>Провода, трубка-усадк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6" office:value-type="string" calcext:value-type="string">
            <text:p>http://github.com/andrewanswer/sibrap/blob/master/sibrap/v1_4/sibrap-kit-wires-v1-4.ods?raw=true</text:p>
          </table:table-cell>
          <table:table-cell table:style-name="ce24" table:number-columns-repeated="2"/>
          <table:table-cell table:style-name="ce31" office:value-type="float" office:value="68" calcext:value-type="float">
            <text:p>68</text:p>
          </table:table-cell>
          <table:table-cell table:number-columns-repeated="1015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Кабель USB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6" table:number-columns-repeated="2"/>
          <table:table-cell table:style-name="ce24" table:number-columns-repeated="2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Катушка АБС-пластика 0,75 кг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/>
          <table:table-cell table:style-name="ce26" table:number-columns-repeated="3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Банка лака для печати 150 мл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Канцелярские зажимы 32 мм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>
            <text:p>Наклейка SibRap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29"/>
          <table:table-cell table:number-columns-repeated="1015"/>
        </table:table-row>
        <table:table-row table:style-name="ro2">
          <table:table-cell/>
          <table:table-cell table:style-name="Default" table:number-columns-repeated="3"/>
          <table:table-cell table:style-name="ce24" table:number-columns-repeated="4"/>
          <table:table-cell table:style-name="ce29"/>
          <table:table-cell table:number-columns-repeated="1015"/>
        </table:table-row>
        <table:table-row table:style-name="ro4">
          <table:table-cell/>
          <table:table-cell table:style-name="ce13" office:value-type="string" calcext:value-type="string">
            <text:p>Доп. Хар-ки см <text:a xlink:href="http://printandplay.ru/goods/sibrap-kit" xlink:type="simple">http://printandplay.ru/goods/sibrap-kit</text:a>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Инструкция по сборке принтера <text:a xlink:href="http://wiki.livelyminds.ru/w/Сборка_SibRap_1_4" xlink:type="simple">http://wiki.livelyminds.ru/w/Сборка_SibRap_1_4</text:a>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8"/>
        </table:table-row>
        <table:table-row table:style-name="ro2">
          <table:table-cell table:style-name="Default" table:number-columns-repeated="4"/>
          <table:table-cell table:style-name="ce18" table:number-columns-repeated="2"/>
          <table:table-cell table:number-columns-repeated="1018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18" table:number-columns-repeated="2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13"/>
          <table:table-cell table:style-name="ce21"/>
          <table:table-cell table:style-name="ce18" table:number-columns-repeated="2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18"/>
          <table:table-cell table:style-name="ce22"/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9" table:default-cell-style-name="ce30"/>
        <table:table-column table:style-name="co10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1">
        <table:table-column table:style-name="co9" table:default-cell-style-name="ce30"/>
        <table:table-column table:style-name="co10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 number:grouping="true"/>
      <number:text>р.</number:text>
    </number:number-style>
    <number:number-style style:name="N118P0" style:volatile="true">
      <number:text>ИСТИНА</number:text>
    </number:number-style>
    <number:number-style style:name="N118P1" style:volatile="true">
      <number:text>ИСТИНА</number:text>
    </number:number-style>
    <number:number-style style:name="N118">
      <number:text>ЛОЖЬ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1" number:min-integer-digits="1" number:grouping="true"/>
      <number:text>р.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443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.00.0000</text:date>, <text:time style:data-style-name="N2" text:time-value="14:47:41.00320032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drewAnswer </meta:initial-creator>
    <meta:creation-date>2014-01-28T20:20:26Z</meta:creation-date>
    <dc:date>2015-07-29T14:48:07.681359471</dc:date>
    <meta:editing-cycles>100</meta:editing-cycles>
    <meta:editing-duration>P1DT2H33M12S</meta:editing-duration>
    <meta:print-date>2014-04-23T16:22:44.592000000</meta:print-date>
    <meta:document-statistic meta:table-count="3" meta:cell-count="225" meta:object-count="0"/>
  </office:meta>
</office:document-meta>
</file>